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D00000300C9535278F78E4CFA.png" manifest:media-type="image/png"/>
  <manifest:file-entry manifest:full-path="Pictures/10000000000001A500000129E7C4B0822D613DB4.png" manifest:media-type="image/png"/>
  <manifest:file-entry manifest:full-path="Pictures/1000000000000362000001DF67012BC36427AF8F.png" manifest:media-type="image/png"/>
  <manifest:file-entry manifest:full-path="Pictures/10000000000003140000016BF20C6818D13C6613.png" manifest:media-type="image/png"/>
  <manifest:file-entry manifest:full-path="Pictures/10000000000001EB000001E300A35F22C68B50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5.9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1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85cm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03cm" fo:min-width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07cm"/>
      <style:paragraph-properties style:writing-mode="lr-tb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92cm"/>
      <style:paragraph-properties style:writing-mode="lr-tb"/>
    </style:style>
    <style:style style:name="gr1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0.964cm" fo:min-width="0cm" fo:padding-top="0.143cm" fo:padding-bottom="0.143cm" fo:padding-left="0.268cm" fo:padding-right="0.26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  <style:paragraph-properties style:writing-mode="lr-tb"/>
    </style:style>
    <style:style style:name="gr18" style:family="graphic" style:parent-style-name="objectwithoutfill">
      <style:graphic-properties svg:stroke-width="0.081cm" svg:stroke-color="#784b0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11cm"/>
      <style:paragraph-properties style:writing-mode="lr-tb"/>
    </style:style>
    <style:style style:name="gr20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0.464cm" fo:min-width="0cm" fo:padding-top="0.143cm" fo:padding-bottom="0.143cm" fo:padding-left="0.268cm" fo:padding-right="0.2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3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88cm"/>
      <style:paragraph-properties style:writing-mode="lr-tb"/>
    </style:style>
    <style:style style:name="gr26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0.929cm"/>
      <style:paragraph-properties style:writing-mode="lr-tb"/>
    </style:style>
    <style:style style:name="gr29" style:family="graphic" style:parent-style-name="objectwithoutfill">
      <style:graphic-properties svg:stroke-width="0.081cm" svg:stroke-color="#800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9999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cm" svg:height="4cm" svg:x="2.03cm" svg:y="2cm">
          <text:p text:style-name="P1">6.47 / 4 = 1.6180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cm" draw:transform="rotate (0.977384381116825) translate (2cm 10.013cm)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11cm" svg:x2="7.75cm" svg:y2="11cm">
          <text:p/>
        </draw:line>
        <draw:path draw:style-name="gr3" draw:text-style-name="P3" draw:layer="layout" svg:width="1.345cm" svg:height="0.121cm" draw:transform="rotate (-1.19031454986013) translate (7.11373452535028cm 9.7045094353798cm)" svg:viewBox="0 0 1346 122" svg:d="M0 122c325-139 882-185 1346 0">
          <text:p/>
        </draw:path>
        <draw:frame draw:style-name="gr4" draw:text-style-name="P4" draw:layer="layout" svg:width="1.738cm" svg:height="0.725cm" svg:x="5.762cm" svg:y="11cm">
          <draw:text-box>
            <text:p><text:span text:style-name="T1">55.62°</text:span></text:p>
          </draw:text-box>
        </draw:frame>
        <draw:custom-shape draw:style-name="gr5" draw:text-style-name="P2" draw:layer="layout" svg:width="2.4cm" svg:height="2.4cm" draw:transform="rotate (0.977384381116825) translate (4.25cm 9.658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6" draw:text-style-name="P5" draw:layer="layout" svg:width="2.885cm" svg:height="0.725cm" svg:x="1cm" svg:y="1.025cm">
          <draw:text-box>
            <text:p><text:span text:style-name="T2">Handdevice</text:span></text:p>
          </draw:text-box>
        </draw:frame>
        <draw:frame draw:style-name="gr7" draw:text-style-name="P3" draw:layer="layout" svg:width="9.3cm" svg:height="8cm" draw:transform="rotate (-1.5707963267949) translate (27cm 4.95cm)">
          <draw:image xlink:href="Pictures/100000000000037D00000300C9535278F78E4CFA.png" xlink:type="simple" xlink:show="embed" xlink:actuate="onLoad" draw:mime-type="image/png">
            <text:p/>
          </draw:image>
        </draw:frame>
        <draw:frame draw:style-name="gr8" draw:text-style-name="P4" draw:layer="layout" svg:width="2.487cm" svg:height="0.725cm" svg:x="23.263cm" svg:y="15.525cm">
          <draw:text-box>
            <text:p><text:span text:style-name="T1">nRF52832</text:span></text:p>
          </draw:text-box>
        </draw:frame>
        <draw:custom-shape draw:style-name="gr9" draw:text-style-name="P2" draw:layer="layout" svg:width="1.25cm" svg:height="0.5cm" draw:transform="rotate (-1.5707963267949) translate (2.407cm 13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4" draw:layer="layout" svg:width="2.407cm" svg:height="0.725cm" svg:x="1.25cm" svg:y="12.275cm">
          <draw:text-box>
            <text:p><text:span text:style-name="T1">microUSB</text:span></text:p>
          </draw:text-box>
        </draw:frame>
        <draw:frame draw:style-name="gr11" draw:text-style-name="P3" draw:layer="layout" svg:width="6cm" svg:height="4.22cm" svg:x="10cm" svg:y="4.681cm">
          <draw:image xlink:href="Pictures/10000000000001A500000129E7C4B0822D613DB4.png" xlink:type="simple" xlink:show="embed" xlink:actuate="onLoad" draw:mime-type="image/png">
            <text:p/>
          </draw:image>
        </draw:frame>
        <draw:frame draw:style-name="gr12" draw:text-style-name="P4" draw:layer="layout" svg:width="2.085cm" svg:height="0.725cm" svg:x="11.665cm" svg:y="4cm">
          <draw:text-box>
            <text:p><text:span text:style-name="T1">LSM303</text:span></text:p>
          </draw:text-box>
        </draw:frame>
        <draw:frame draw:style-name="gr11" draw:text-style-name="P3" draw:layer="layout" svg:width="4cm" svg:height="1.84cm" svg:x="10.407cm" svg:y="12.75cm">
          <draw:image xlink:href="Pictures/10000000000003140000016BF20C6818D13C6613.png" xlink:type="simple" xlink:show="embed" xlink:actuate="onLoad" draw:mime-type="image/png">
            <text:p/>
          </draw:image>
        </draw:frame>
        <draw:frame draw:style-name="gr11" draw:text-style-name="P3" draw:layer="layout" svg:width="4cm" svg:height="2.2cm" svg:x="6.157cm" svg:y="12.8cm">
          <draw:image xlink:href="Pictures/1000000000000362000001DF67012BC36427AF8F.png" xlink:type="simple" xlink:show="embed" xlink:actuate="onLoad" draw:mime-type="image/png">
            <text:p/>
          </draw:image>
        </draw:frame>
        <draw:frame draw:style-name="gr11" draw:text-style-name="P3" draw:layer="layout" svg:width="4cm" svg:height="3.92cm" svg:x="4.5cm" svg:y="4.631cm">
          <draw:image xlink:href="Pictures/10000000000001EB000001E300A35F22C68B504E.png" xlink:type="simple" xlink:show="embed" xlink:actuate="onLoad" draw:mime-type="image/png">
            <text:p/>
          </draw:image>
        </draw:frame>
        <draw:frame draw:style-name="gr13" draw:text-style-name="P4" draw:layer="layout" svg:width="1.992cm" svg:height="1.199cm" svg:x="4.677cm" svg:y="8.801cm">
          <draw:text-box>
            <text:p><text:span text:style-name="T1">optional</text:span></text:p>
            <text:p><text:span text:style-name="T1">SHT31</text:span></text:p>
          </draw:text-box>
        </draw:frame>
        <draw:line draw:style-name="gr14" draw:text-style-name="P3" draw:layer="layout" svg:x1="22.75cm" svg:y1="12.75cm" svg:x2="23.25cm" svg:y2="12.75cm">
          <text:p/>
        </draw:line>
        <draw:polyline draw:style-name="gr15" draw:text-style-name="P3" draw:layer="layout" svg:width="2.45cm" svg:height="1.96cm" draw:transform="rotate (-0.197396738400559) translate (24.384618149679cm 12.5769210371271cm)" svg:viewBox="0 0 2451 1961" draw:points="0,1961 2451,1471 2157,0">
          <text:p/>
        </draw:polyline>
        <draw:polyline draw:style-name="gr15" draw:text-style-name="P3" draw:layer="layout" svg:width="2.696cm" svg:height="1.519cm" draw:transform="rotate (-0.197396738400559) translate (21.5480792575168cm 13.0096128462013cm)" svg:viewBox="0 0 2697 1520" draw:points="0,1520 2697,981 2500,0">
          <text:p/>
        </draw:polyline>
        <draw:polyline draw:style-name="gr15" draw:text-style-name="P3" draw:layer="layout" svg:width="7.059cm" svg:height="6.422cm" draw:transform="skewX (-4.10761396589082E-017) rotate (-0.197396738400559) translate (9.58653948144097cm 6.8173052445498cm)" svg:viewBox="0 0 7060 6423" draw:points="7060,6423 6178,2010 539,3138 0,441 2206,0">
          <text:p/>
        </draw:polyline>
        <draw:line draw:style-name="gr15" draw:text-style-name="P3" draw:layer="layout" svg:x1="21.25cm" svg:y1="12.75cm" svg:x2="21.75cm" svg:y2="12.75cm">
          <text:p/>
        </draw:line>
        <draw:custom-shape draw:style-name="gr16" draw:text-style-name="P3" draw:layer="layout" svg:width="0.25cm" svg:height="1.25cm" svg:x="19.5cm" svg:y="13.25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145cm" svg:height="0.569cm" svg:x="18.355cm" svg:y="13.681cm">
          <draw:text-box>
            <text:p><text:span text:style-name="T3">10uF</text:span></text:p>
          </draw:text-box>
        </draw:frame>
        <draw:polyline draw:style-name="gr18" draw:text-style-name="P3" draw:layer="layout" svg:width="6.019cm" svg:height="0.498cm" draw:transform="rotate (0.066497044500984) translate (14.2433414635535cm 13.1500148166455cm)" svg:viewBox="0 0 6020 499" draw:points="6020,0 5987,499 0,100">
          <text:p/>
        </draw:polyline>
        <draw:polyline draw:style-name="gr18" draw:text-style-name="P3" draw:layer="layout" svg:width="0.498cm" svg:height="0.712cm" draw:transform="rotate (0.066497044500984) translate (10.7048488890352cm 6.00300684869372cm)" svg:viewBox="0 0 499 713" draw:points="45,0 0,679 499,713">
          <text:p/>
        </draw:polyline>
        <draw:frame draw:style-name="gr19" draw:text-style-name="P6" draw:layer="layout" svg:width="1.311cm" svg:height="0.887cm" svg:x="9.689cm" svg:y="5.931cm">
          <draw:text-box>
            <text:p><text:span text:style-name="T3">100nF</text:span></text:p>
            <text:p><text:span text:style-name="T3">+10uF</text:span></text:p>
          </draw:text-box>
        </draw:frame>
        <draw:frame draw:style-name="gr17" draw:text-style-name="P6" draw:layer="layout" svg:width="1.145cm" svg:height="0.569cm" svg:x="13.657cm" svg:y="13.75cm">
          <draw:text-box>
            <text:p><text:span text:style-name="T3">10uF</text:span></text:p>
          </draw:text-box>
        </draw:frame>
        <draw:polyline draw:style-name="gr20" draw:text-style-name="P3" draw:layer="layout" svg:width="3.641cm" svg:height="1.745cm" draw:transform="rotate (0.066497044500984) translate (15.25cm 6cm)" svg:viewBox="0 0 3642 1746" draw:points="0,0 2744,183 2644,1679 3642,1746">
          <text:p/>
        </draw:polyline>
        <draw:custom-shape draw:style-name="gr21" draw:text-style-name="P3" draw:layer="layout" svg:width="0.5cm" svg:height="0.75cm" svg:x="18.187cm" svg:y="8.863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937cm" svg:height="0.887cm" svg:x="16.5cm" svg:y="8.863cm">
          <draw:text-box>
            <text:p><text:span text:style-name="T3">32.768 kHz</text:span><text:span text:style-name="T3"><text:line-break/></text:span><text:span text:style-name="T3">ABS06</text:span></text:p>
          </draw:text-box>
        </draw:frame>
        <draw:line draw:style-name="gr23" draw:text-style-name="P3" draw:layer="layout" svg:x1="18.687cm" svg:y1="8.863cm" svg:x2="19.187cm" svg:y2="8.863cm">
          <text:p/>
        </draw:line>
        <draw:line draw:style-name="gr23" draw:text-style-name="P3" draw:layer="layout" svg:x1="18.687cm" svg:y1="9.613cm" svg:x2="19.187cm" svg:y2="9.613cm">
          <text:p/>
        </draw:line>
        <draw:custom-shape draw:style-name="gr24" draw:text-style-name="P2" draw:layer="layout" svg:width="1.5cm" svg:height="0.5cm" svg:x="22.5cm" svg:y="4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1.488cm" svg:height="0.725cm" svg:x="20.762cm" svg:y="3cm">
          <draw:text-box>
            <text:p><text:span text:style-name="T1">SWD</text:span></text:p>
          </draw:text-box>
        </draw:frame>
        <draw:polyline draw:style-name="gr18" draw:text-style-name="P3" draw:layer="layout" svg:width="3.741cm" svg:height="8.979cm" draw:transform="rotate (3.07509560908881) translate (22.1698823409661cm 13.4610990487832cm)" svg:viewBox="0 0 3742 8980" draw:points="3177,0 3742,8481 0,8730 17,8980">
          <text:p/>
        </draw:polyline>
        <draw:polyline draw:style-name="gr15" draw:text-style-name="P3" draw:layer="layout" svg:width="5.637cm" svg:height="9.315cm" draw:transform="rotate (-2.94419591518924) translate (24.7788553329326cm 13.3942221567342cm)" svg:viewBox="0 0 5638 9316" draw:points="5638,0 3775,9316 98,8580 0,9070">
          <text:p/>
        </draw:polyline>
        <draw:polyline draw:style-name="gr26" draw:text-style-name="P3" draw:layer="layout" svg:width="2.205cm" svg:height="4.093cm" draw:transform="rotate (-2.94437044811443) translate (26.1193761972238cm 8.10123639246128cm)" svg:viewBox="0 0 2206 4094" draw:points="1121,98 631,0 0,3162 2206,3604 2108,4094">
          <text:p/>
        </draw:polyline>
        <draw:polyline draw:style-name="gr20" draw:text-style-name="P3" draw:layer="layout" svg:width="2.205cm" svg:height="4.853cm" draw:transform="rotate (-2.94437044811443) translate (26.4702536873162cm 8.85607908770734cm)" svg:viewBox="0 0 2206 4854" draw:points="1224,98 734,0 0,3677 2206,4118 2059,4854">
          <text:p/>
        </draw:polyline>
        <draw:polyline draw:style-name="gr27" draw:text-style-name="P3" draw:layer="layout" svg:width="4.852cm" svg:height="7.108cm" draw:transform="rotate (-2.94437044811443) translate (27.2588041865668cm 11.0490970908543cm)" svg:viewBox="0 0 4853 7109" draw:points="4853,0 4657,981 1225,295 0,6424 2206,6864 2157,7109">
          <text:p/>
        </draw:polyline>
        <draw:frame draw:style-name="gr28" draw:text-style-name="P7" draw:layer="layout" svg:width="1.429cm" svg:height="1.441cm" draw:transform="rotate (1.5707963267949) translate (22.559cm 4cm)">
          <draw:text-box>
            <text:p><text:span text:style-name="T4">1 VCC</text:span></text:p>
            <text:p><text:span text:style-name="T4">2 GND</text:span></text:p>
            <text:p><text:span text:style-name="T4">3 SWCLK</text:span></text:p>
            <text:p><text:span text:style-name="T4">4 SWDIO</text:span></text:p>
            <text:p><text:span text:style-name="T4">5 RESET</text:span></text:p>
          </draw:text-box>
        </draw:frame>
        <draw:polyline draw:style-name="gr29" draw:text-style-name="P3" draw:layer="layout" svg:width="5.554cm" svg:height="7.632cm" draw:transform="rotate (0.066497044500984) translate (12.950274106867cm 4.50331150737194cm)" svg:viewBox="0 0 5555 7633" draw:points="0,748 50,0 4041,266 3559,7500 5555,7633">
          <text:p/>
        </draw:polyline>
        <draw:polyline draw:style-name="gr30" draw:text-style-name="P3" draw:layer="layout" svg:width="5.105cm" svg:height="6.601cm" draw:transform="rotate (0.066497044500984) translate (13.466849404578cm 4.75220767158129cm)" svg:viewBox="0 0 5106 6602" draw:points="0,499 33,0 3775,249 3360,6485 5106,6602">
          <text:p/>
        </draw:polyline>
        <draw:polyline draw:style-name="gr18" draw:text-style-name="P3" draw:layer="layout" svg:width="1.745cm" svg:height="0.864cm" draw:transform="rotate (0.066497044500984) translate (12.25cm 6.431cm)" svg:viewBox="0 0 1746 865" draw:points="1696,865 1746,116 0,0">
          <text:p/>
        </draw:polyline>
        <draw:frame draw:style-name="gr31" draw:text-style-name="P6" draw:layer="layout" svg:width="1.302cm" svg:height="0.569cm" svg:x="13.198cm" svg:y="8.431cm">
          <draw:text-box>
            <text:p><text:span text:style-name="T3">220nF</text:span></text:p>
          </draw:text-box>
        </draw:frame>
        <draw:polyline draw:style-name="gr15" draw:text-style-name="P3" draw:layer="layout" svg:width="7.598cm" svg:height="2.99cm" draw:transform="rotate (-0.197396738400559) translate (14.0865436063746cm 11.5672999410766cm)" svg:viewBox="0 0 7599 2991" draw:points="7305,0 7599,1471 0,2991">
          <text:p/>
        </draw:polyline>
        <draw:polyline draw:style-name="gr15" draw:text-style-name="P3" draw:layer="layout" svg:width="0.498cm" svg:height="0.531cm" draw:transform="rotate (0.066497044500984) translate (12.25cm 7.181cm)" svg:viewBox="0 0 499 532" draw:points="466,532 499,33 0,0">
          <text:p/>
        </draw:polyline>
        <draw:line draw:style-name="gr18" draw:text-style-name="P3" draw:layer="layout" svg:x1="11.157cm" svg:y1="13.25cm" svg:x2="9.407cm" svg:y2="13.25cm">
          <text:p/>
        </draw:line>
        <draw:polyline draw:style-name="gr15" draw:text-style-name="P3" draw:layer="layout" svg:width="11.031cm" svg:height="2.549cm" draw:transform="rotate (-0.197396738400559) translate (2.83969740720485cm 12.336526222749cm)" svg:viewBox="0 0 11032 2550" draw:points="11032,0 6619,883 6717,1373 833,2550 735,2059 0,2206">
          <text:p/>
        </draw:polyline>
        <draw:polyline draw:style-name="gr18" draw:text-style-name="P3" draw:layer="layout" svg:width="4.023cm" svg:height="0.498cm" draw:transform="rotate (0.066497044500984) translate (2.37716091194992cm 13.3019335647143cm)" svg:viewBox="0 0 4024 499" draw:points="4024,216 782,0 748,499 0,449">
          <text:p/>
        </draw:polyline>
        <draw:polyline draw:style-name="gr20" draw:text-style-name="P3" draw:layer="layout" svg:width="3.707cm" svg:height="0.747cm" draw:transform="rotate (0.066497044500984) translate (15.25cm 7.75cm)" svg:viewBox="0 0 3708 748" draw:points="0,0 2494,166 2461,665 3708,748">
          <text:p/>
        </draw:polyline>
        <draw:polyline draw:style-name="gr18" draw:text-style-name="P3" draw:layer="layout" svg:width="5.736cm" svg:height="7.615cm" draw:transform="rotate (0.066497044500984) translate (8.96821993891287cm 6.01876520844097cm)" svg:viewBox="0 0 5737 7616" draw:points="2777,166 282,0 0,4241 5737,4623 5538,7616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3-03-05T13:51:04.044000000</dc:date>
    <meta:editing-duration>PT4H32M14S</meta:editing-duration>
    <meta:editing-cycles>44</meta:editing-cycles>
    <meta:document-statistic meta:object-count="52"/>
  </office:meta>
</office:document-meta>
</file>